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68.75" calcext:value-type="float">
            <text:p>768.7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88.2" calcext:value-type="float">
            <text:p>388.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746.8" calcext:value-type="float">
            <text:p>746.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800.75" calcext:value-type="float">
            <text:p>800.75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/6.0.6.2$Linux_X86_64 LibreOffice_project/00m0$Build-2</meta:generator>
  </office:meta>
</office:document-meta>
</file>